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3.46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12.7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17.6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17.1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14.9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14.6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15.4cm"/>
    </style:style>
    <style:style style:name="gr8" style:family="graphic" style:parent-style-name="standard">
      <style:graphic-properties draw:textarea-horizontal-align="justify" draw:textarea-vertical-align="middle" draw:auto-grow-height="false" fo:min-height="1.094cm" fo:min-width="4.38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1.8cm" svg:x="7.4cm" svg:y="1.6cm">
          <text:p text:style-name="P1">Start GUI/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3.2cm" svg:height="1.2cm" svg:x="3.3cm" svg:y="11.2cm">
          <text:p text:style-name="P1"/>
          <text:p text:style-name="P1"/>
          <text:p text:style-name="P1">Store values to array 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2cm" svg:height="1.2cm" svg:x="3.8cm" svg:y="4.2cm">
          <text:p text:style-name="P1">Self Initialization of motor 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1cm" svg:height="1.2cm" svg:x="1.6cm" svg:y="6.724cm">
          <text:p text:style-name="P1">Get data from GUI for exact location of object to be moved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7.6cm" svg:height="1.2cm" svg:x="1.2cm" svg:y="22.6cm">
          <text:p text:style-name="P1">Loop for the same object location else reset.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2cm" svg:height="1.2cm" svg:x="3.3cm" svg:y="8.9cm">
          <text:p text:style-name="P1">Read slider valu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4cm" svg:height="1.6cm" svg:x="2.6cm" svg:y="13.7cm">
          <text:p text:style-name="P1">Start the oper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.1cm" svg:height="1.7cm" svg:x="2.874cm" svg:y="16.427cm">
          <text:p text:style-name="P1">Send angles to controll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9cm" svg:height="1.6cm" svg:x="2.083cm" svg:y="19.465cm">
          <text:p text:style-name="P1">Move the servo to desired angle 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9cm" svg:height="1.9cm" svg:x="6.9cm" svg:y="24.6cm">
          <text:p text:style-name="P1">End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0.2cm" svg:y1="3.4cm" svg:x2="10.2cm" svg:y2="4.2cm">
          <text:p/>
        </draw:line>
        <draw:line draw:style-name="gr9" draw:text-style-name="P2" draw:layer="layout" svg:x1="10.3cm" svg:y1="5.4cm" svg:x2="10.3cm" svg:y2="6.8cm">
          <text:p/>
        </draw:line>
        <draw:line draw:style-name="gr9" draw:text-style-name="P2" draw:layer="layout" svg:x1="10.3cm" svg:y1="7.9cm" svg:x2="10.3cm" svg:y2="8.9cm">
          <text:p/>
        </draw:line>
        <draw:line draw:style-name="gr9" draw:text-style-name="P2" draw:layer="layout" svg:x1="10.4cm" svg:y1="10.1cm" svg:x2="10.4cm" svg:y2="11.2cm">
          <text:p/>
        </draw:line>
        <draw:line draw:style-name="gr9" draw:text-style-name="P2" draw:layer="layout" svg:x1="10.5cm" svg:y1="12.4cm" svg:x2="10.5cm" svg:y2="13.9cm">
          <text:p/>
        </draw:line>
        <draw:line draw:style-name="gr9" draw:text-style-name="P2" draw:layer="layout" svg:x1="10.5cm" svg:y1="15.3cm" svg:x2="10.5cm" svg:y2="16.5cm">
          <text:p/>
        </draw:line>
        <draw:line draw:style-name="gr9" draw:text-style-name="P2" draw:layer="layout" svg:x1="10.6cm" svg:y1="18.1cm" svg:x2="10.6cm" svg:y2="19.5cm">
          <text:p/>
        </draw:line>
        <draw:line draw:style-name="gr9" draw:text-style-name="P2" draw:layer="layout" svg:x1="10.6cm" svg:y1="21.1cm" svg:x2="10.6cm" svg:y2="22.7cm">
          <text:p/>
        </draw:line>
        <draw:line draw:style-name="gr9" draw:text-style-name="P2" draw:layer="layout" svg:x1="10.4cm" svg:y1="23.8cm" svg:x2="10.4cm" svg:y2="2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4T18:33:15.966000000</meta:creation-date>
    <dc:date>2019-08-04T19:24:08.715000000</dc:date>
    <meta:editing-duration>PT10S</meta:editing-duration>
    <meta:editing-cycles>1</meta:editing-cycles>
    <meta:generator>LibreOffice/6.2.3.2$Windows_X86_64 LibreOffice_project/aecc05fe267cc68dde00352a451aa867b3b546ac</meta:generator>
    <meta:document-statistic meta:object-count="19"/>
  </office:meta>
</office:document-meta>
</file>